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3cm" fo:min-width="2.0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3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89cm" fo:min-width="1.9cm"/>
    </style:style>
    <style:style style:name="gr16" style:family="graphic" style:parent-style-name="objectwithoutfill">
      <style:graphic-properties draw:stroke="dash" draw:stroke-dash="Fine_20_Dashe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="Square_20_45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09cm"/>
    </style:style>
    <style:style style:name="gr22" style:family="graphic" style:parent-style-name="objectwithoutfill">
      <style:graphic-properties draw:stroke="dash" draw:stroke-dash="Fine_20_Dashed" svg:stroke-color="#a9a9a9" draw:fill="none" draw:textarea-vertical-align="middle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3.9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61cm" fo:min-width="3.3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066cm" fo:min-width="0.565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691cm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78cm"/>
    </style:style>
    <style:style style:name="gr30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2.174cm"/>
    </style:style>
    <style:style style:name="gr32" style:family="graphic" style:parent-style-name="standard">
      <style:graphic-properties draw:fill="none" draw:textarea-vertical-align="middle" draw:auto-grow-height="false" fo:min-height="2.179cm" fo:min-width="0cm"/>
    </style:style>
    <style:style style:name="gr33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18cm"/>
    </style:style>
    <style:style style:name="gr42" style:family="graphic" style:parent-style-name="standard">
      <style:graphic-properties draw:fill="none" draw:textarea-vertical-align="middle" draw:auto-grow-height="false" fo:min-height="2.264cm" fo:min-width="0cm"/>
    </style:style>
    <style:style style:name="gr43" style:family="graphic" style:parent-style-name="standard">
      <style:graphic-properties draw:fill="none" draw:textarea-vertical-align="middle" draw:auto-grow-height="false" fo:min-height="1.446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89cm" fo:min-width="1.312cm"/>
    </style:style>
    <style:style style:name="gr45" style:family="graphic" style:parent-style-name="standard">
      <style:graphic-properties draw:fill="none" draw:textarea-vertical-align="middle" draw:auto-grow-height="false" fo:min-height="5.232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089cm" fo:min-width="3.594cm"/>
    </style:style>
    <style:style style:name="gr47" style:family="graphic" style:parent-style-name="standard">
      <style:graphic-properties draw:fill="none" draw:textarea-vertical-align="middle" draw:auto-grow-height="false" fo:min-height="0.57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/>
    </style:style>
    <style:style style:name="gr51" style:family="graphic" style:parent-style-name="standard">
      <style:graphic-properties draw:textarea-horizontal-align="justify" draw:textarea-vertical-align="middle" draw:auto-grow-height="false" fo:min-height="0.089cm" fo:min-width="3.908cm"/>
    </style:style>
    <style:style style:name="gr52" style:family="graphic" style:parent-style-name="standard">
      <style:graphic-properties draw:fill="none" draw:textarea-vertical-align="middle" draw:auto-grow-height="false" fo:min-height="1.033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775cm"/>
    </style:style>
    <style:style style:name="gr54" style:family="graphic" style:parent-style-name="standard">
      <style:graphic-properties draw:fill="none" draw:textarea-vertical-align="middle" draw:auto-grow-height="false" fo:min-height="2.65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57cm" fo:min-width="0cm"/>
    </style:style>
    <style:style style:name="gr56" style:family="graphic" style:parent-style-name="standard">
      <style:graphic-properties draw:fill="none" draw:textarea-vertical-align="middle" draw:auto-grow-height="false" fo:min-height="0.84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765cm"/>
    </style:style>
    <style:style style:name="gr5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P1" style:family="paragraph">
      <loext:graphic-properties draw:fill="none" draw:fill-color="#ffffff"/>
      <style:text-properties fo:font-size="8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fo:font-size="7pt" style:font-size-asian="8pt" style:font-size-complex="8pt"/>
    </style:style>
    <style:style style:name="P11" style:family="paragraph">
      <loext:graphic-properties draw:fill="none"/>
      <style:paragraph-properties fo:text-align="center"/>
      <style:text-properties fo:font-size="7pt"/>
    </style:style>
    <style:style style:name="P12" style:family="paragraph">
      <loext:graphic-properties draw:fill="none" draw:fill-color="#ffffff"/>
      <style:text-properties fo:font-size="7pt" style:font-size-asian="9pt" style:font-size-complex="9pt"/>
    </style:style>
    <style:style style:name="P13" style:family="paragraph">
      <loext:graphic-properties draw:fill="none" draw:fill-color="#ffffff"/>
      <style:text-properties fo:font-size="7pt"/>
    </style:style>
    <style:style style:name="P14" style:family="paragraph">
      <loext:graphic-properties draw:fill="none"/>
      <style:paragraph-properties fo:text-align="center"/>
      <style:text-properties fo:font-size="7pt" style:font-size-asian="10pt" style:font-size-complex="10pt"/>
    </style:style>
    <style:style style:name="P15" style:family="paragraph">
      <loext:graphic-properties draw:fill="none"/>
      <style:paragraph-properties fo:text-align="center"/>
      <style:text-properties fo:font-size="8pt" style:font-size-asian="6pt" style:font-size-complex="6pt"/>
    </style:style>
    <style:style style:name="P16" style:family="paragraph">
      <style:paragraph-properties fo:text-align="center"/>
      <style:text-properties fo:font-size="8pt" fo:font-weight="bold"/>
    </style:style>
    <style:style style:name="P17" style:family="paragraph">
      <loext:graphic-properties draw:fill="none"/>
      <style:paragraph-properties fo:text-align="center"/>
      <style:text-properties fo:font-size="8pt" fo:font-weight="bold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0pt"/>
    </style:style>
    <style:style style:name="P20" style:family="paragraph">
      <loext:graphic-properties draw:fill="none" draw:fill-color="#ffffff"/>
      <style:text-properties fo:font-size="9pt"/>
    </style:style>
    <style:style style:name="P21" style:family="paragraph">
      <loext:graphic-properties draw:fill="none" draw:fill-color="#ffffff"/>
      <style:text-properties fo:font-size="6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style:font-size-asian="9pt" style:font-size-complex="9pt"/>
    </style:style>
    <style:style style:name="T8" style:family="text">
      <style:text-properties fo:font-size="7pt"/>
    </style:style>
    <style:style style:name="T9" style:family="text">
      <style:text-properties fo:font-size="8pt" style:font-size-asian="6pt" style:font-size-complex="6pt"/>
    </style:style>
    <style:style style:name="T10" style:family="text">
      <style:text-properties fo:font-size="8pt" style:font-size-asian="11pt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/>
    </style:style>
    <style:style style:name="T13" style:family="text">
      <style:text-properties fo:font-size="9pt"/>
    </style:style>
    <style:style style:name="T14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06cm" svg:height="0.683cm" svg:x="3.7cm" svg:y="0.35cm">
          <draw:text-box>
            <text:p><text:span text:style-name="T1">ViolinsBleu (10)</text:span></text:p>
          </draw:text-box>
        </draw:frame>
        <draw:frame draw:style-name="gr2" draw:text-style-name="P1" draw:layer="layout" svg:width="2.835cm" svg:height="0.683cm" svg:x="2.295cm" svg:y="5.417cm">
          <draw:text-box>
            <text:p><text:span text:style-name="T1">ViolonsRouge1 (4)</text:span></text:p>
          </draw:text-box>
        </draw:frame>
        <draw:frame draw:style-name="gr3" draw:text-style-name="P1" draw:layer="layout" svg:width="2.521cm" svg:height="0.569cm" svg:x="2.279cm" svg:y="0.867cm">
          <draw:text-box>
            <text:p><text:span text:style-name="T1">AltosBleu (11)</text:span></text:p>
          </draw:text-box>
        </draw:frame>
        <draw:frame draw:style-name="gr4" draw:text-style-name="P1" draw:layer="layout" svg:width="2.72cm" svg:height="0.683cm" svg:x="2.3cm" svg:y="6.317cm">
          <draw:text-box>
            <text:p><text:span text:style-name="T1">CellosRouge1 (4)</text:span></text:p>
          </draw:text-box>
        </draw:frame>
        <draw:frame draw:style-name="gr5" draw:text-style-name="P1" draw:layer="layout" svg:width="2.547cm" svg:height="0.583cm" svg:x="2.25cm" svg:y="1.4cm">
          <draw:text-box>
            <text:p><text:span text:style-name="T1">CellosBleu (5)</text:span></text:p>
          </draw:text-box>
        </draw:frame>
        <draw:frame draw:style-name="gr6" draw:text-style-name="P1" draw:layer="layout" svg:width="2.746cm" svg:height="0.683cm" svg:x="2.254cm" svg:y="6.75cm">
          <draw:text-box>
            <text:p><text:span text:style-name="T1">CellosRouge2 (4)</text:span></text:p>
          </draw:text-box>
        </draw:frame>
        <draw:frame draw:style-name="gr7" draw:text-style-name="P1" draw:layer="layout" svg:width="2.923cm" svg:height="0.683cm" svg:x="2.198cm" svg:y="13.5cm">
          <draw:text-box>
            <text:p><text:span text:style-name="T1">CellosNoir(tank 10)</text:span></text:p>
          </draw:text-box>
        </draw:frame>
        <draw:frame draw:style-name="gr8" draw:text-style-name="P1" draw:layer="layout" svg:width="2.2cm" svg:height="0.683cm" svg:x="2.25cm" svg:y="1.85cm">
          <draw:text-box>
            <text:p><text:span text:style-name="T1">CTBBleu (5)</text:span></text:p>
          </draw:text-box>
        </draw:frame>
        <draw:frame draw:style-name="gr9" draw:text-style-name="P1" draw:layer="layout" svg:width="2.85cm" svg:height="0.65cm" svg:x="2.25cm" svg:y="7.25cm">
          <draw:text-box>
            <text:p><text:span text:style-name="T1">CTBRouge1 (4)</text:span></text:p>
          </draw:text-box>
        </draw:frame>
        <draw:line draw:style-name="gr10" draw:text-style-name="P2" draw:layer="layout" svg:x1="5.2cm" svg:y1="0.677cm" svg:x2="5.15cm" svg:y2="5.25cm">
          <text:p/>
        </draw:line>
        <draw:frame draw:style-name="gr11" draw:text-style-name="P1" draw:layer="layout" svg:width="3.533cm" svg:height="0.569cm" svg:x="2.2cm" svg:y="2.331cm">
          <draw:text-box>
            <text:p><text:span text:style-name="T1">TrompettesBleu (tank 5)</text:span></text:p>
          </draw:text-box>
        </draw:frame>
        <draw:frame draw:style-name="gr12" draw:text-style-name="P1" draw:layer="layout" svg:width="2.708cm" svg:height="0.569cm" svg:x="2.25cm" svg:y="2.8cm">
          <draw:text-box>
            <text:p><text:span text:style-name="T1">CorsBleu (tank 5)</text:span></text:p>
          </draw:text-box>
        </draw:frame>
        <draw:frame draw:style-name="gr13" draw:text-style-name="P1" draw:layer="layout" svg:width="4.837cm" svg:height="0.683cm" svg:x="2.201cm" svg:y="9.096cm">
          <draw:text-box>
            <text:p><text:span text:style-name="T1">TrombonesRouge (tank (6)</text:span></text:p>
          </draw:text-box>
        </draw:frame>
        <draw:frame draw:style-name="gr14" draw:text-style-name="P1" draw:layer="layout" svg:width="3.15cm" svg:height="0.569cm" svg:x="2.25cm" svg:y="3.35cm">
          <draw:text-box>
            <text:p><text:span text:style-name="T1">PianoBleu (tank 10)</text:span></text:p>
          </draw:text-box>
        </draw:frame>
        <draw:custom-shape draw:style-name="gr15" draw:text-style-name="P3" draw:layer="layout" svg:width="2.4cm" svg:height="0.339cm" svg:x="18cm" svg:y="3.55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5.2cm" svg:y1="4.15cm" svg:x2="6.4cm" svg:y2="4.15cm">
          <text:p text:style-name="P4"><text:span text:style-name="T2"/></text:p>
          <text:p text:style-name="P4"><text:span text:style-name="T2">2</text:span></text:p>
        </draw:line>
        <draw:frame draw:style-name="gr14" draw:text-style-name="P1" draw:layer="layout" svg:width="2.179cm" svg:height="0.569cm" svg:x="2.221cm" svg:y="3.8cm">
          <draw:text-box>
            <text:p><text:span text:style-name="T1">TickBleu</text:span></text:p>
          </draw:text-box>
        </draw:frame>
        <draw:line draw:style-name="gr10" draw:text-style-name="P2" draw:layer="layout" svg:x1="5cm" svg:y1="5.528cm" svg:x2="5cm" svg:y2="12.25cm">
          <text:p/>
        </draw:line>
        <draw:line draw:style-name="gr17" draw:text-style-name="P6" draw:layer="layout" svg:x1="5.2cm" svg:y1="1.7cm" svg:x2="6.95cm" svg:y2="1.7cm">
          <text:p text:style-name="P4"><text:span text:style-name="T3"/></text:p>
          <text:p text:style-name="P4"><text:span text:style-name="T3">1</text:span></text:p>
        </draw:line>
        <draw:line draw:style-name="gr18" draw:text-style-name="P2" draw:layer="layout" svg:x1="18.05cm" svg:y1="1.7cm" svg:x2="20.4cm" svg:y2="1.7cm">
          <text:p/>
        </draw:line>
        <draw:line draw:style-name="gr10" draw:text-style-name="P2" draw:layer="layout" svg:x1="5.448cm" svg:y1="13.15cm" svg:x2="5.448cm" svg:y2="16.25cm">
          <text:p/>
        </draw:line>
        <draw:line draw:style-name="gr10" draw:text-style-name="P2" draw:layer="layout" svg:x1="7.248cm" svg:y1="13.15cm" svg:x2="7.248cm" svg:y2="16.25cm">
          <text:p/>
        </draw:line>
        <draw:line draw:style-name="gr10" draw:text-style-name="P2" draw:layer="layout" svg:x1="7.648cm" svg:y1="13.15cm" svg:x2="7.648cm" svg:y2="16.2cm">
          <text:p/>
        </draw:line>
        <draw:frame draw:style-name="gr19" draw:text-style-name="P1" draw:layer="layout" svg:width="3.148cm" svg:height="0.683cm" svg:x="2.202cm" svg:y="9.503cm">
          <draw:text-box>
            <text:p><text:span text:style-name="T1">FlutesRouge (tank 2)</text:span></text:p>
          </draw:text-box>
        </draw:frame>
        <draw:frame draw:style-name="gr20" draw:text-style-name="P1" draw:layer="layout" svg:width="2.991cm" svg:height="0.569cm" svg:x="2.2cm" svg:y="14.317cm">
          <draw:text-box>
            <text:p><text:span text:style-name="T1">FlutesNoir (tank 10)</text:span></text:p>
          </draw:text-box>
        </draw:frame>
        <draw:frame draw:style-name="gr21" draw:text-style-name="P1" draw:layer="layout" svg:width="3.309cm" svg:height="0.683cm" svg:x="2.15cm" svg:y="14.7cm">
          <draw:text-box>
            <text:p><text:span text:style-name="T1">BassonsNoir (tank 10)</text:span></text:p>
          </draw:text-box>
        </draw:frame>
        <draw:frame draw:style-name="gr14" draw:text-style-name="P1" draw:layer="layout" svg:width="4cm" svg:height="0.569cm" svg:x="2.2cm" svg:y="9.935cm">
          <draw:text-box>
            <text:p><text:span text:style-name="T1">ClarinettesRouge (tank 2)</text:span></text:p>
          </draw:text-box>
        </draw:frame>
        <draw:line draw:style-name="gr22" draw:text-style-name="P7" draw:layer="layout" svg:x1="-29.45cm" svg:y1="8cm" svg:x2="0.05cm" svg:y2="8cm">
          <text:p/>
        </draw:line>
        <draw:line draw:style-name="gr10" draw:text-style-name="P2" draw:layer="layout" svg:x1="6.5cm" svg:y1="0.728cm" svg:x2="6.5cm" svg:y2="5.05cm">
          <text:p/>
        </draw:line>
        <draw:line draw:style-name="gr17" draw:text-style-name="P6" draw:layer="layout" svg:x1="20.45cm" svg:y1="2.15cm" svg:x2="21.95cm" svg:y2="2.15cm">
          <text:p text:style-name="P4"><text:span text:style-name="T3"/></text:p>
          <text:p text:style-name="P4"><text:span text:style-name="T3">5</text:span></text:p>
        </draw:line>
        <draw:line draw:style-name="gr23" draw:text-style-name="P2" draw:layer="layout" svg:x1="7cm" svg:y1="4.6cm" svg:x2="8.35cm" svg:y2="4.6cm">
          <text:p text:style-name="P4"><text:span text:style-name="T4"/></text:p>
          <text:p text:style-name="P4"><text:span text:style-name="T4">+1</text:span></text:p>
        </draw:line>
        <draw:line draw:style-name="gr18" draw:text-style-name="P2" draw:layer="layout" svg:x1="7.05cm" svg:y1="1.7cm" svg:x2="8.4cm" svg:y2="1.7cm">
          <text:p/>
        </draw:line>
        <draw:custom-shape draw:style-name="gr24" draw:text-style-name="P8" draw:layer="layout" svg:width="4.5cm" svg:height="1.7cm" svg:x="23.9cm" svg:y="8cm">
          <text:p text:style-name="P4"><text:span text:style-name="T5">Opus 2</text:span></text:p>
          <text:p text:style-name="P4"><text:span text:style-name="T6">191 patterns</text:span></text:p>
          <text:p text:style-name="P4"><text:span text:style-name="T6">30 groupes</text:span></text:p>
          <text:p text:style-name="P4"><text:span text:style-name="T5">Heidelein 2019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9cm" svg:height="2.845cm" svg:x="24.23cm" svg:y="1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099cm" svg:height="0.35cm" svg:x="24.7cm" svg:y="10.612cm">
          <text:p/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24.75cm" svg:y1="11.25cm" svg:x2="25.9cm" svg:y2="11.25cm">
          <text:p/>
        </draw:line>
        <draw:frame draw:style-name="gr28" draw:text-style-name="P12" draw:layer="layout" svg:width="2.191cm" svg:height="0.607cm" svg:x="25.908cm" svg:y="10.993cm">
          <draw:text-box>
            <text:p><text:span text:style-name="T7">Critical path</text:span></text:p>
          </draw:text-box>
        </draw:frame>
        <draw:frame draw:style-name="gr29" draw:text-style-name="P13" draw:layer="layout" svg:width="2.28cm" svg:height="0.607cm" svg:x="25.949cm" svg:y="10.5cm">
          <draw:text-box>
            <text:p><text:span text:style-name="T8">Sounds tank</text:span></text:p>
          </draw:text-box>
        </draw:frame>
        <draw:line draw:style-name="gr18" draw:text-style-name="P11" draw:layer="layout" svg:x1="24.8cm" svg:y1="11.65cm" svg:x2="25.849cm" svg:y2="11.662cm">
          <text:p/>
        </draw:line>
        <draw:frame draw:style-name="gr29" draw:text-style-name="P13" draw:layer="layout" svg:width="2.28cm" svg:height="0.607cm" svg:x="25.875cm" svg:y="11.351cm">
          <draw:text-box>
            <text:p><text:span text:style-name="T8">Active group</text:span></text:p>
          </draw:text-box>
        </draw:frame>
        <draw:line draw:style-name="gr30" draw:text-style-name="P14" draw:layer="layout" svg:x1="24.7cm" svg:y1="12cm" svg:x2="25.939cm" svg:y2="12.023cm">
          <text:p/>
        </draw:line>
        <draw:frame draw:style-name="gr31" draw:text-style-name="P13" draw:layer="layout" svg:width="2.674cm" svg:height="0.607cm" svg:x="25.875cm" svg:y="11.752cm">
          <draw:text-box>
            <text:p><text:span text:style-name="T8">Time constraint</text:span></text:p>
          </draw:text-box>
        </draw:frame>
        <draw:custom-shape draw:style-name="gr32" draw:text-style-name="P15" draw:layer="layout" svg:width="0.2cm" svg:height="2.649cm" svg:x="7.85cm" svg:y="9.05cm">
          <text:p text:style-name="P4"><text:span text:style-name="T9">o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3" draw:text-style-name="P5" draw:layer="layout" svg:x1="18cm" svg:y1="4.15cm" svg:x2="19.7cm" svg:y2="4.15cm">
          <text:p text:style-name="P4"><text:span text:style-name="T2"/></text:p>
          <text:p text:style-name="P4"><text:span text:style-name="T2">X * 1</text:span></text:p>
        </draw:line>
        <draw:frame draw:style-name="gr34" draw:text-style-name="P1" draw:layer="layout" svg:width="2.835cm" svg:height="0.569cm" svg:x="2.245cm" svg:y="5.8cm">
          <draw:text-box>
            <text:p><text:span text:style-name="T1">ViolonsRouge2 (4)</text:span></text:p>
          </draw:text-box>
        </draw:frame>
        <draw:frame draw:style-name="gr2" draw:text-style-name="P1" draw:layer="layout" svg:width="2.805cm" svg:height="0.683cm" svg:x="2.251cm" svg:y="17.75cm">
          <draw:text-box>
            <text:p><text:span text:style-name="T1">ViolinsJaune (4)</text:span></text:p>
          </draw:text-box>
        </draw:frame>
        <draw:frame draw:style-name="gr35" draw:text-style-name="P1" draw:layer="layout" svg:width="3.746cm" svg:height="0.569cm" svg:x="2.204cm" svg:y="18.631cm">
          <draw:text-box>
            <text:p><text:span text:style-name="T1">CellosJaune (4)</text:span></text:p>
          </draw:text-box>
        </draw:frame>
        <draw:frame draw:style-name="gr36" draw:text-style-name="P1" draw:layer="layout" svg:width="2.263cm" svg:height="0.683cm" svg:x="2.201cm" svg:y="19cm">
          <draw:text-box>
            <text:p><text:span text:style-name="T1">CTBJaune (4)</text:span></text:p>
          </draw:text-box>
        </draw:frame>
        <draw:line draw:style-name="gr10" draw:text-style-name="P2" draw:layer="layout" svg:x1="5.001cm" svg:y1="17.05cm" svg:x2="5.001cm" svg:y2="20.6cm">
          <text:p/>
        </draw:line>
        <draw:line draw:style-name="gr10" draw:text-style-name="P7" draw:layer="layout" svg:x1="9.001cm" svg:y1="17.05cm" svg:x2="9.001cm" svg:y2="20.6cm">
          <text:p/>
        </draw:line>
        <draw:frame draw:style-name="gr37" draw:text-style-name="P1" draw:layer="layout" svg:width="4.549cm" svg:height="0.615cm" svg:x="2.3cm" svg:y="11.1cm">
          <draw:text-box>
            <text:p><text:span text:style-name="T1">Percussion (tank 3)</text:span></text:p>
          </draw:text-box>
        </draw:frame>
        <draw:line draw:style-name="gr10" draw:text-style-name="P7" draw:layer="layout" svg:x1="7cm" svg:y1="17.1cm" svg:x2="7cm" svg:y2="20.65cm">
          <text:p/>
        </draw:line>
        <draw:frame draw:style-name="gr38" draw:text-style-name="P1" draw:layer="layout" svg:width="2.331cm" svg:height="0.569cm" svg:x="2.258cm" svg:y="18.181cm">
          <draw:text-box>
            <text:p><text:span text:style-name="T1">AltosJaune (4)</text:span></text:p>
          </draw:text-box>
        </draw:frame>
        <draw:frame draw:style-name="gr39" draw:text-style-name="P1" draw:layer="layout" svg:width="3.102cm" svg:height="0.683cm" svg:x="2.15cm" svg:y="13.1cm">
          <draw:text-box>
            <text:p><text:span text:style-name="T1">ViolonsNoir(tank 10)</text:span></text:p>
          </draw:text-box>
        </draw:frame>
        <draw:frame draw:style-name="gr9" draw:text-style-name="P1" draw:layer="layout" svg:width="2.85cm" svg:height="0.65cm" svg:x="2.25cm" svg:y="7.7cm">
          <draw:text-box>
            <text:p><text:span text:style-name="T1">CTBRouge2 (4)</text:span></text:p>
          </draw:text-box>
        </draw:frame>
        <draw:frame draw:style-name="gr14" draw:text-style-name="P1" draw:layer="layout" svg:width="3.101cm" svg:height="0.569cm" svg:x="2.199cm" svg:y="13.885cm">
          <draw:text-box>
            <text:p><text:span text:style-name="T1">PianoNoir (tank 4)</text:span></text:p>
          </draw:text-box>
        </draw:frame>
        <draw:frame draw:style-name="gr40" draw:text-style-name="P1" draw:layer="layout" svg:width="4.546cm" svg:height="0.683cm" svg:x="2.204cm" svg:y="8.156cm">
          <draw:text-box>
            <text:p><text:span text:style-name="T1">TrompettesRouge (tank 6)</text:span></text:p>
          </draw:text-box>
        </draw:frame>
        <draw:frame draw:style-name="gr41" draw:text-style-name="P1" draw:layer="layout" svg:width="3.918cm" svg:height="0.683cm" svg:x="2.201cm" svg:y="8.696cm">
          <draw:text-box>
            <text:p><text:span text:style-name="T1">CorsRouge (tank 6)</text:span></text:p>
          </draw:text-box>
        </draw:frame>
        <draw:frame draw:style-name="gr37" draw:text-style-name="P1" draw:layer="layout" svg:width="3.65cm" svg:height="0.615cm" svg:x="2.25cm" svg:y="10.335cm">
          <draw:text-box>
            <text:p><text:span text:style-name="T1">HautboisRouge (tank 2)</text:span></text:p>
          </draw:text-box>
        </draw:frame>
        <draw:frame draw:style-name="gr14" draw:text-style-name="P1" draw:layer="layout" svg:width="2.179cm" svg:height="0.569cm" svg:x="2.272cm" svg:y="11.501cm">
          <draw:text-box>
            <text:p><text:span text:style-name="T1">TickRouge</text:span></text:p>
          </draw:text-box>
        </draw:frame>
        <draw:frame draw:style-name="gr14" draw:text-style-name="P1" draw:layer="layout" svg:width="2.179cm" svg:height="0.569cm" svg:x="2.173cm" svg:y="15.102cm">
          <draw:text-box>
            <text:p><text:span text:style-name="T1">TickNoir</text:span></text:p>
          </draw:text-box>
        </draw:frame>
        <draw:frame draw:style-name="gr14" draw:text-style-name="P1" draw:layer="layout" svg:width="2.7cm" svg:height="0.569cm" svg:x="2.2cm" svg:y="4.35cm">
          <draw:text-box>
            <text:p><text:span text:style-name="T1">Transposition</text:span></text:p>
          </draw:text-box>
        </draw:frame>
        <draw:line draw:style-name="gr10" draw:text-style-name="P2" draw:layer="layout" svg:x1="7cm" svg:y1="0.728cm" svg:x2="7cm" svg:y2="5.05cm">
          <text:p/>
        </draw:line>
        <draw:custom-shape draw:style-name="gr42" draw:text-style-name="P15" draw:layer="layout" svg:width="0.23cm" svg:height="2.742cm" svg:x="7.1cm" svg:y="1.508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2" draw:layer="layout" svg:x1="8.409cm" svg:y1="0.678cm" svg:x2="8.359cm" svg:y2="5.251cm">
          <text:p/>
        </draw:line>
        <draw:line draw:style-name="gr16" draw:text-style-name="P5" draw:layer="layout" svg:x1="8.409cm" svg:y1="4.151cm" svg:x2="9.609cm" svg:y2="4.151cm">
          <text:p text:style-name="P4"><text:span text:style-name="T2"/></text:p>
          <text:p text:style-name="P4"><text:span text:style-name="T2">2</text:span></text:p>
        </draw:line>
        <draw:line draw:style-name="gr10" draw:text-style-name="P2" draw:layer="layout" svg:x1="9.709cm" svg:y1="0.729cm" svg:x2="9.709cm" svg:y2="5.051cm">
          <text:p/>
        </draw:line>
        <draw:line draw:style-name="gr23" draw:text-style-name="P2" draw:layer="layout" svg:x1="10.209cm" svg:y1="4.551cm" svg:x2="11.559cm" svg:y2="4.551cm">
          <text:p text:style-name="P4"><text:span text:style-name="T4"/></text:p>
          <text:p text:style-name="P4"><text:span text:style-name="T4">-5</text:span></text:p>
        </draw:line>
        <draw:line draw:style-name="gr10" draw:text-style-name="P2" draw:layer="layout" svg:x1="10.209cm" svg:y1="0.729cm" svg:x2="10.209cm" svg:y2="5.051cm">
          <text:p/>
        </draw:line>
        <draw:custom-shape draw:style-name="gr42" draw:text-style-name="P15" draw:layer="layout" svg:width="0.23cm" svg:height="2.742cm" svg:x="10.309cm" svg:y="1.509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2" draw:layer="layout" svg:x1="11.618cm" svg:y1="0.679cm" svg:x2="11.568cm" svg:y2="5.252cm">
          <text:p/>
        </draw:line>
        <draw:line draw:style-name="gr16" draw:text-style-name="P5" draw:layer="layout" svg:x1="11.618cm" svg:y1="4.152cm" svg:x2="12.818cm" svg:y2="4.152cm">
          <text:p text:style-name="P4"><text:span text:style-name="T2"/></text:p>
          <text:p text:style-name="P4"><text:span text:style-name="T2">2</text:span></text:p>
        </draw:line>
        <draw:line draw:style-name="gr10" draw:text-style-name="P2" draw:layer="layout" svg:x1="12.918cm" svg:y1="0.73cm" svg:x2="12.918cm" svg:y2="5.052cm">
          <text:p/>
        </draw:line>
        <draw:line draw:style-name="gr23" draw:text-style-name="P2" draw:layer="layout" svg:x1="13.418cm" svg:y1="4.552cm" svg:x2="14.768cm" svg:y2="4.552cm">
          <text:p text:style-name="P4"><text:span text:style-name="T4"/></text:p>
          <text:p text:style-name="P4"><text:span text:style-name="T4">-2</text:span></text:p>
        </draw:line>
        <draw:line draw:style-name="gr10" draw:text-style-name="P2" draw:layer="layout" svg:x1="13.418cm" svg:y1="0.73cm" svg:x2="13.418cm" svg:y2="5.052cm">
          <text:p/>
        </draw:line>
        <draw:custom-shape draw:style-name="gr42" draw:text-style-name="P15" draw:layer="layout" svg:width="0.23cm" svg:height="2.742cm" svg:x="13.518cm" svg:y="1.51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2" draw:layer="layout" svg:x1="14.827cm" svg:y1="0.68cm" svg:x2="14.777cm" svg:y2="5.253cm">
          <text:p/>
        </draw:line>
        <draw:line draw:style-name="gr16" draw:text-style-name="P5" draw:layer="layout" svg:x1="14.827cm" svg:y1="4.153cm" svg:x2="16.027cm" svg:y2="4.153cm">
          <text:p text:style-name="P4"><text:span text:style-name="T2"/></text:p>
          <text:p text:style-name="P4"><text:span text:style-name="T2">2</text:span></text:p>
        </draw:line>
        <draw:line draw:style-name="gr10" draw:text-style-name="P2" draw:layer="layout" svg:x1="16.127cm" svg:y1="0.731cm" svg:x2="16.127cm" svg:y2="5.053cm">
          <text:p/>
        </draw:line>
        <draw:line draw:style-name="gr23" draw:text-style-name="P2" draw:layer="layout" svg:x1="16.727cm" svg:y1="4.553cm" svg:x2="18.077cm" svg:y2="4.553cm">
          <text:p text:style-name="P4"><text:span text:style-name="T4"/></text:p>
          <text:p text:style-name="P4"><text:span text:style-name="T4">0</text:span></text:p>
        </draw:line>
        <draw:line draw:style-name="gr10" draw:text-style-name="P2" draw:layer="layout" svg:x1="16.627cm" svg:y1="0.731cm" svg:x2="16.627cm" svg:y2="5.053cm">
          <text:p/>
        </draw:line>
        <draw:custom-shape draw:style-name="gr43" draw:text-style-name="P15" draw:layer="layout" svg:width="0.35cm" svg:height="1.85cm" svg:x="12.1cm" svg:y="9.45cm">
          <text:p text:style-name="P4"><text:span text:style-name="T10"><text:s text:c="14"/></text:span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8" draw:text-style-name="P2" draw:layer="layout" svg:x1="10.25cm" svg:y1="1.7cm" svg:x2="11.6cm" svg:y2="1.7cm">
          <text:p/>
        </draw:line>
        <draw:line draw:style-name="gr18" draw:text-style-name="P2" draw:layer="layout" svg:x1="13.45cm" svg:y1="1.7cm" svg:x2="14.8cm" svg:y2="1.7cm">
          <text:p/>
        </draw:line>
        <draw:line draw:style-name="gr18" draw:text-style-name="P2" draw:layer="layout" svg:x1="16.65cm" svg:y1="1.7cm" svg:x2="18cm" svg:y2="1.7cm">
          <text:p/>
        </draw:line>
        <draw:line draw:style-name="gr17" draw:text-style-name="P6" draw:layer="layout" svg:x1="8.4cm" svg:y1="1.7cm" svg:x2="10.15cm" svg:y2="1.7cm">
          <text:p text:style-name="P4"><text:span text:style-name="T3"/></text:p>
          <text:p text:style-name="P4"><text:span text:style-name="T3">1</text:span></text:p>
        </draw:line>
        <draw:line draw:style-name="gr17" draw:text-style-name="P6" draw:layer="layout" svg:x1="11.6cm" svg:y1="1.7cm" svg:x2="13.35cm" svg:y2="1.7cm">
          <text:p text:style-name="P4"><text:span text:style-name="T3"/></text:p>
          <text:p text:style-name="P4"><text:span text:style-name="T3">1</text:span></text:p>
        </draw:line>
        <draw:line draw:style-name="gr17" draw:text-style-name="P6" draw:layer="layout" svg:x1="14.8cm" svg:y1="1.7cm" svg:x2="16.55cm" svg:y2="1.7cm">
          <text:p text:style-name="P4"><text:span text:style-name="T3"/></text:p>
          <text:p text:style-name="P4"><text:span text:style-name="T3">1</text:span></text:p>
        </draw:line>
        <draw:line draw:style-name="gr10" draw:text-style-name="P2" draw:layer="layout" svg:x1="18.027cm" svg:y1="0.731cm" svg:x2="18.027cm" svg:y2="5.053cm">
          <text:p/>
        </draw:line>
        <draw:line draw:style-name="gr23" draw:text-style-name="P2" draw:layer="layout" svg:x1="18.127cm" svg:y1="4.575cm" svg:x2="19.7cm" svg:y2="4.55cm">
          <text:p text:style-name="P4"><text:span text:style-name="T4"/></text:p>
          <text:p text:style-name="P4"><text:span text:style-name="T4">+1 % 6</text:span></text:p>
        </draw:line>
        <draw:line draw:style-name="gr10" draw:text-style-name="P2" draw:layer="layout" svg:x1="20.427cm" svg:y1="0.731cm" svg:x2="20.427cm" svg:y2="5.053cm">
          <text:p/>
        </draw:line>
        <draw:line draw:style-name="gr23" draw:text-style-name="P2" draw:layer="layout" svg:x1="20.427cm" svg:y1="4.475cm" svg:x2="21.777cm" svg:y2="4.475cm">
          <text:p text:style-name="P4"><text:span text:style-name="T4"/></text:p>
          <text:p text:style-name="P4"><text:span text:style-name="T4">0</text:span></text:p>
        </draw:line>
        <draw:line draw:style-name="gr27" draw:text-style-name="P2" draw:layer="layout" svg:x1="18.05cm" svg:y1="3.7cm" svg:x2="20.45cm" svg:y2="3.7cm">
          <text:p/>
        </draw:line>
        <draw:line draw:style-name="gr17" draw:text-style-name="P6" draw:layer="layout" svg:x1="21.95cm" svg:y1="1.25cm" svg:x2="23.45cm" svg:y2="1.25cm">
          <text:p text:style-name="P4"><text:span text:style-name="T3"/></text:p>
          <text:p text:style-name="P4"><text:span text:style-name="T3">5</text:span></text:p>
        </draw:line>
        <draw:line draw:style-name="gr18" draw:text-style-name="P2" draw:layer="layout" svg:x1="22.05cm" svg:y1="2.1cm" svg:x2="23.45cm" svg:y2="2.1cm">
          <text:p/>
        </draw:line>
        <draw:line draw:style-name="gr10" draw:text-style-name="P2" draw:layer="layout" svg:x1="22.027cm" svg:y1="0.731cm" svg:x2="22.027cm" svg:y2="5.053cm">
          <text:p/>
        </draw:line>
        <draw:line draw:style-name="gr10" draw:text-style-name="P2" draw:layer="layout" svg:x1="22.027cm" svg:y1="0.731cm" svg:x2="22.027cm" svg:y2="5.053cm">
          <text:p/>
        </draw:line>
        <draw:line draw:style-name="gr10" draw:text-style-name="P2" draw:layer="layout" svg:x1="23.427cm" svg:y1="0.731cm" svg:x2="23.427cm" svg:y2="5.053cm">
          <text:p/>
        </draw:line>
        <draw:line draw:style-name="gr17" draw:text-style-name="P6" draw:layer="layout" svg:x1="23.35cm" svg:y1="0.65cm" svg:x2="24.85cm" svg:y2="0.65cm">
          <text:p text:style-name="P4"><text:span text:style-name="T3"/></text:p>
          <text:p text:style-name="P4"><text:span text:style-name="T3">5</text:span></text:p>
        </draw:line>
        <draw:line draw:style-name="gr23" draw:text-style-name="P2" draw:layer="layout" svg:x1="22.028cm" svg:y1="4.492cm" svg:x2="24.95cm" svg:y2="4.504cm">
          <text:p text:style-name="P4"><text:span text:style-name="T4"/></text:p>
          <text:p text:style-name="P4"><text:span text:style-name="T4">+1 % 6</text:span></text:p>
        </draw:line>
        <draw:line draw:style-name="gr18" draw:text-style-name="P2" draw:layer="layout" svg:x1="23.45cm" svg:y1="1.3cm" svg:x2="28.5cm" svg:y2="1.3cm">
          <text:p/>
        </draw:line>
        <draw:line draw:style-name="gr10" draw:text-style-name="P2" draw:layer="layout" svg:x1="24.927cm" svg:y1="0.631cm" svg:x2="24.927cm" svg:y2="4.953cm">
          <text:p/>
        </draw:line>
        <draw:custom-shape draw:style-name="gr44" draw:text-style-name="P3" draw:layer="layout" svg:width="1.812cm" svg:height="0.339cm" svg:x="24.9cm" svg:y="2.438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4.938cm" svg:y1="2.588cm" svg:x2="26.75cm" svg:y2="2.588cm">
          <text:p/>
        </draw:line>
        <draw:custom-shape draw:style-name="gr44" draw:text-style-name="P3" draw:layer="layout" svg:width="1.812cm" svg:height="0.339cm" svg:x="24.9cm" svg:y="3.026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4.938cm" svg:y1="3.176cm" svg:x2="26.75cm" svg:y2="3.176cm">
          <text:p/>
        </draw:line>
        <draw:custom-shape draw:style-name="gr44" draw:text-style-name="P3" draw:layer="layout" svg:width="1.812cm" svg:height="0.339cm" svg:x="26.7cm" svg:y="3.514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6.738cm" svg:y1="3.664cm" svg:x2="28.55cm" svg:y2="3.664cm">
          <text:p/>
        </draw:line>
        <draw:line draw:style-name="gr23" draw:text-style-name="P2" draw:layer="layout" svg:x1="24.928cm" svg:y1="4.512cm" svg:x2="28.5cm" svg:y2="4.55cm">
          <text:p text:style-name="P4"><text:span text:style-name="T4"/></text:p>
          <text:p text:style-name="P4"><text:span text:style-name="T4">+1 % 3</text:span></text:p>
        </draw:line>
        <draw:line draw:style-name="gr10" draw:text-style-name="P2" draw:layer="layout" svg:x1="28.527cm" svg:y1="0.631cm" svg:x2="28.527cm" svg:y2="4.953cm">
          <text:p/>
        </draw:line>
        <draw:line draw:style-name="gr18" draw:text-style-name="P2" draw:layer="layout" svg:x1="25cm" svg:y1="0.7cm" svg:x2="28.5cm" svg:y2="0.7cm">
          <text:p/>
        </draw:line>
        <draw:line draw:style-name="gr10" draw:text-style-name="P2" draw:layer="layout" svg:x1="26.727cm" svg:y1="0.231cm" svg:x2="26.727cm" svg:y2="4.553cm">
          <text:p/>
        </draw:line>
        <draw:line draw:style-name="gr10" draw:text-style-name="P2" draw:layer="layout" svg:x1="19.727cm" svg:y1="3.9cm" svg:x2="19.727cm" svg:y2="5.053cm">
          <text:p/>
        </draw:line>
        <draw:line draw:style-name="gr17" draw:text-style-name="P6" draw:layer="layout" svg:x1="5cm" svg:y1="5.7cm" svg:x2="6.3cm" svg:y2="5.7cm">
          <text:p text:style-name="P4"><text:span text:style-name="T3"/></text:p>
          <text:p text:style-name="P4"><text:span text:style-name="T3">2</text:span></text:p>
        </draw:line>
        <draw:custom-shape draw:style-name="gr45" draw:text-style-name="P15" draw:layer="layout" svg:width="0.307cm" svg:height="5.888cm" svg:x="5.893cm" svg:y="5.812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496.17207437113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2" draw:layer="layout" svg:x1="6.3cm" svg:y1="5.528cm" svg:x2="6.3cm" svg:y2="12.2cm">
          <text:p/>
        </draw:line>
        <draw:g>
          <draw:custom-shape draw:style-name="gr44" draw:text-style-name="P16" draw:layer="layout" svg:width="1.812cm" svg:height="0.339cm" svg:x="6.35cm" svg:y="8.7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6.388cm" svg:y1="8.9cm" svg:x2="8.2cm" svg:y2="8.9cm">
            <text:p/>
          </draw:line>
        </draw:g>
        <draw:frame draw:style-name="gr14" draw:text-style-name="P1" draw:layer="layout" svg:width="2.7cm" svg:height="0.569cm" svg:x="2.2cm" svg:y="11.981cm">
          <draw:text-box>
            <text:p><text:span text:style-name="T1">Transposition</text:span></text:p>
          </draw:text-box>
        </draw:frame>
        <draw:line draw:style-name="gr10" draw:text-style-name="P2" draw:layer="layout" svg:x1="8.15cm" svg:y1="5.4cm" svg:x2="8.15cm" svg:y2="12.65cm">
          <text:p/>
        </draw:line>
        <draw:line draw:style-name="gr23" draw:text-style-name="P2" draw:layer="layout" svg:x1="6.327cm" svg:y1="12.316cm" svg:x2="7.9cm" svg:y2="12.291cm">
          <text:p text:style-name="P4"><text:span text:style-name="T4"/></text:p>
          <text:p text:style-name="P4"><text:span text:style-name="T4">Cors chaque tick +1 % 6</text:span></text:p>
        </draw:line>
        <draw:line draw:style-name="gr16" draw:text-style-name="P5" draw:layer="layout" svg:x1="5.05cm" svg:y1="11.8cm" svg:x2="6.25cm" svg:y2="11.8cm">
          <text:p text:style-name="P4"><text:span text:style-name="T2">1</text:span></text:p>
        </draw:line>
        <draw:line draw:style-name="gr16" draw:text-style-name="P5" draw:layer="layout" svg:x1="6.45cm" svg:y1="11.75cm" svg:x2="8.05cm" svg:y2="11.75cm">
          <text:p text:style-name="P4"><text:span text:style-name="T2"/></text:p>
          <text:p text:style-name="P4"><text:span text:style-name="T2">4</text:span></text:p>
        </draw:line>
        <draw:g>
          <draw:custom-shape draw:style-name="gr46" draw:text-style-name="P16" draw:layer="layout" svg:width="4.094cm" svg:height="0.339cm" svg:x="8.15cm" svg:y="9.611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8.235cm" svg:y1="9.761cm" svg:x2="12.33cm" svg:y2="9.761cm">
            <text:p/>
          </draw:line>
        </draw:g>
        <draw:frame draw:style-name="gr37" draw:text-style-name="P1" draw:layer="layout" svg:width="3.65cm" svg:height="0.615cm" svg:x="2.25cm" svg:y="10.736cm">
          <draw:text-box>
            <text:p><text:span text:style-name="T1">BassonsRouge (tank 2)</text:span></text:p>
          </draw:text-box>
        </draw:frame>
        <draw:g>
          <draw:custom-shape draw:style-name="gr46" draw:text-style-name="P16" draw:layer="layout" svg:width="4.094cm" svg:height="0.339cm" svg:x="8.15cm" svg:y="10.011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8.235cm" svg:y1="10.161cm" svg:x2="12.33cm" svg:y2="10.161cm">
            <text:p/>
          </draw:line>
        </draw:g>
        <draw:g>
          <draw:custom-shape draw:style-name="gr46" draw:text-style-name="P16" draw:layer="layout" svg:width="4.094cm" svg:height="0.339cm" svg:x="8.163cm" svg:y="10.4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8.248cm" svg:y1="10.6cm" svg:x2="12.343cm" svg:y2="10.6cm">
            <text:p/>
          </draw:line>
        </draw:g>
        <draw:g>
          <draw:custom-shape draw:style-name="gr46" draw:text-style-name="P16" draw:layer="layout" svg:width="4.094cm" svg:height="0.339cm" svg:x="8.15cm" svg:y="10.861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8.235cm" svg:y1="11.011cm" svg:x2="12.33cm" svg:y2="11.011cm">
            <text:p/>
          </draw:line>
        </draw:g>
        <draw:custom-shape draw:style-name="gr42" draw:text-style-name="P15" draw:layer="layout" svg:width="0.23cm" svg:height="2.742cm" svg:x="16.693cm" svg:y="1.512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3" draw:text-style-name="P2" draw:layer="layout" svg:x1="9.371cm" svg:y1="12.355cm" svg:x2="14.136cm" svg:y2="12.335cm">
          <text:p text:style-name="P4"><text:span text:style-name="T4"/></text:p>
          <text:p text:style-name="P4"><text:span text:style-name="T4">bois : +1 % 9</text:span></text:p>
        </draw:line>
        <draw:line draw:style-name="gr10" draw:text-style-name="P2" draw:layer="layout" svg:x1="14.15cm" svg:y1="5.4cm" svg:x2="14.15cm" svg:y2="12.65cm">
          <text:p/>
        </draw:line>
        <draw:line draw:style-name="gr16" draw:text-style-name="P5" draw:layer="layout" svg:x1="5.5cm" svg:y1="15.5cm" svg:x2="6.7cm" svg:y2="15.5cm">
          <text:p text:style-name="P4"><text:span text:style-name="T2"/></text:p>
          <text:p text:style-name="P4"><text:span text:style-name="T2">2</text:span></text:p>
        </draw:line>
        <draw:line draw:style-name="gr18" draw:text-style-name="P2" draw:layer="layout" svg:x1="6.45cm" svg:y1="5.7cm" svg:x2="14.121cm" svg:y2="5.7cm">
          <text:p/>
        </draw:line>
        <draw:line draw:style-name="gr18" draw:text-style-name="P2" draw:layer="layout" svg:x1="14.15cm" svg:y1="6.1cm" svg:x2="19.5cm" svg:y2="6.1cm">
          <text:p/>
        </draw:line>
        <draw:line draw:style-name="gr18" draw:text-style-name="P2" draw:layer="layout" svg:x1="14.15cm" svg:y1="7cm" svg:x2="19.45cm" svg:y2="7cm">
          <text:p/>
        </draw:line>
        <draw:line draw:style-name="gr18" draw:text-style-name="P2" draw:layer="layout" svg:x1="14.15cm" svg:y1="8cm" svg:x2="19.45cm" svg:y2="8cm">
          <text:p/>
        </draw:line>
        <draw:g>
          <draw:custom-shape draw:style-name="gr44" draw:text-style-name="P16" draw:layer="layout" svg:width="1.812cm" svg:height="0.339cm" svg:x="14.15cm" svg:y="11.299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4.188cm" svg:y1="11.449cm" svg:x2="16cm" svg:y2="11.449cm">
            <text:p/>
          </draw:line>
        </draw:g>
        <draw:line draw:style-name="gr16" draw:text-style-name="P5" draw:layer="layout" svg:x1="14.232cm" svg:y1="11.732cm" svg:x2="15.832cm" svg:y2="11.732cm">
          <text:p text:style-name="P4"><text:span text:style-name="T2"/></text:p>
          <text:p text:style-name="P4"><text:span text:style-name="T2">2</text:span></text:p>
        </draw:line>
        <draw:custom-shape draw:style-name="gr47" draw:text-style-name="P15" draw:layer="layout" svg:width="0.066cm" svg:height="0.899cm" svg:x="16.184cm" svg:y="11.151cm">
          <text:p text:style-name="P4"><text:span text:style-name="T10">o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2" draw:layer="layout" svg:x1="15.95cm" svg:y1="5.4cm" svg:x2="15.95cm" svg:y2="12.65cm">
          <text:p/>
        </draw:line>
        <draw:line draw:style-name="gr16" draw:text-style-name="P5" draw:layer="layout" svg:x1="15.923cm" svg:y1="11.773cm" svg:x2="17.523cm" svg:y2="11.773cm">
          <text:p text:style-name="P4"><text:span text:style-name="T2"/></text:p>
          <text:p text:style-name="P4"><text:span text:style-name="T2">2</text:span></text:p>
        </draw:line>
        <draw:line draw:style-name="gr10" draw:text-style-name="P2" draw:layer="layout" svg:x1="17.55cm" svg:y1="5.4cm" svg:x2="17.55cm" svg:y2="12.65cm">
          <text:p/>
        </draw:line>
        <draw:line draw:style-name="gr18" draw:text-style-name="P2" draw:layer="layout" svg:x1="6.45cm" svg:y1="6.55cm" svg:x2="14.121cm" svg:y2="6.55cm">
          <text:p/>
        </draw:line>
        <draw:frame draw:style-name="gr48" draw:text-style-name="P13" draw:layer="layout" svg:width="3.903cm" svg:height="1.076cm" svg:x="6.35cm" svg:y="5.924cm">
          <draw:text-box>
            <text:p><text:span text:style-name="T8">Transposition des cordes 1 avec un pattern de transposition</text:span></text:p>
          </draw:text-box>
        </draw:frame>
        <draw:frame draw:style-name="gr14" draw:text-style-name="P1" draw:layer="layout" svg:width="2.179cm" svg:height="0.569cm" svg:x="2.172cm" svg:y="19.502cm">
          <draw:text-box>
            <text:p><text:span text:style-name="T1">TickJaune</text:span></text:p>
          </draw:text-box>
        </draw:frame>
        <draw:frame draw:style-name="gr14" draw:text-style-name="P1" draw:layer="layout" svg:width="2.7cm" svg:height="0.569cm" svg:x="2.1cm" svg:y="19.882cm">
          <draw:text-box>
            <text:p><text:span text:style-name="T1">Transposition</text:span></text:p>
          </draw:text-box>
        </draw:frame>
        <draw:line draw:style-name="gr23" draw:text-style-name="P2" draw:layer="layout" svg:x1="5.028cm" svg:y1="20.236cm" svg:x2="23.75cm" svg:y2="20.2cm">
          <text:p text:style-name="P4"><text:span text:style-name="T4"/></text:p>
          <text:p text:style-name="P4"><text:span text:style-name="T4">Tout à chaque tick : +1 % 6</text:span></text:p>
        </draw:line>
        <draw:line draw:style-name="gr18" draw:text-style-name="P2" draw:layer="layout" svg:x1="4.998cm" svg:y1="19.043cm" svg:x2="9cm" svg:y2="19.043cm">
          <text:p/>
        </draw:line>
        <draw:line draw:style-name="gr18" draw:text-style-name="P2" draw:layer="layout" svg:x1="4.998cm" svg:y1="19.343cm" svg:x2="8.95cm" svg:y2="19.343cm">
          <text:p/>
        </draw:line>
        <draw:line draw:style-name="gr16" draw:text-style-name="P5" draw:layer="layout" svg:x1="5.041cm" svg:y1="19.791cm" svg:x2="6.95cm" svg:y2="19.8cm">
          <text:p text:style-name="P4"><text:span text:style-name="T2"/></text:p>
          <text:p text:style-name="P4"><text:span text:style-name="T2">5</text:span></text:p>
        </draw:line>
        <draw:line draw:style-name="gr18" draw:text-style-name="P2" draw:layer="layout" svg:x1="6.998cm" svg:y1="18.043cm" svg:x2="8.998cm" svg:y2="18.043cm">
          <text:p/>
        </draw:line>
        <draw:line draw:style-name="gr18" draw:text-style-name="P2" draw:layer="layout" svg:x1="6.998cm" svg:y1="18.543cm" svg:x2="8.998cm" svg:y2="18.543cm">
          <text:p/>
        </draw:line>
        <draw:line draw:style-name="gr16" draw:text-style-name="P5" draw:layer="layout" svg:x1="7.033cm" svg:y1="19.836cm" svg:x2="8.942cm" svg:y2="19.845cm">
          <text:p text:style-name="P4"><text:span text:style-name="T2"/></text:p>
          <text:p text:style-name="P4"><text:span text:style-name="T2">5</text:span></text:p>
        </draw:line>
        <draw:frame draw:style-name="gr49" draw:text-style-name="P18" draw:layer="layout" svg:width="3.838cm" svg:height="0.725cm" svg:x="5.3cm" svg:y="16.95cm">
          <draw:text-box>
            <text:p><text:span text:style-name="T11">Aléa 0 : tempo 80</text:span></text:p>
          </draw:text-box>
        </draw:frame>
        <draw:line draw:style-name="gr10" draw:text-style-name="P2" draw:layer="layout" svg:x1="10.301cm" svg:y1="17.051cm" svg:x2="10.301cm" svg:y2="20.601cm">
          <text:p/>
        </draw:line>
        <draw:line draw:style-name="gr10" draw:text-style-name="P7" draw:layer="layout" svg:x1="14.301cm" svg:y1="17.051cm" svg:x2="14.301cm" svg:y2="20.601cm">
          <text:p/>
        </draw:line>
        <draw:line draw:style-name="gr10" draw:text-style-name="P7" draw:layer="layout" svg:x1="12.3cm" svg:y1="17.101cm" svg:x2="12.3cm" svg:y2="20.651cm">
          <text:p/>
        </draw:line>
        <draw:line draw:style-name="gr18" draw:text-style-name="P2" draw:layer="layout" svg:x1="12.3cm" svg:y1="19.044cm" svg:x2="14.3cm" svg:y2="19.044cm">
          <text:p/>
        </draw:line>
        <draw:line draw:style-name="gr16" draw:text-style-name="P5" draw:layer="layout" svg:x1="10.341cm" svg:y1="19.792cm" svg:x2="12.25cm" svg:y2="19.801cm">
          <text:p text:style-name="P4"><text:span text:style-name="T2"/></text:p>
          <text:p text:style-name="P4"><text:span text:style-name="T2">5</text:span></text:p>
        </draw:line>
        <draw:line draw:style-name="gr18" draw:text-style-name="P2" draw:layer="layout" svg:x1="10.298cm" svg:y1="18.044cm" svg:x2="14.25cm" svg:y2="18.044cm">
          <text:p/>
        </draw:line>
        <draw:line draw:style-name="gr18" draw:text-style-name="P2" draw:layer="layout" svg:x1="10.298cm" svg:y1="18.544cm" svg:x2="14.3cm" svg:y2="18.544cm">
          <text:p/>
        </draw:line>
        <draw:line draw:style-name="gr16" draw:text-style-name="P5" draw:layer="layout" svg:x1="12.333cm" svg:y1="19.837cm" svg:x2="14.242cm" svg:y2="19.846cm">
          <text:p text:style-name="P4"><text:span text:style-name="T2"/></text:p>
          <text:p text:style-name="P4"><text:span text:style-name="T2">15</text:span></text:p>
        </draw:line>
        <draw:frame draw:style-name="gr50" draw:text-style-name="P18" draw:layer="layout" svg:width="4.075cm" svg:height="0.725cm" svg:x="10.6cm" svg:y="16.851cm">
          <draw:text-box>
            <text:p><text:span text:style-name="T11">Aléa 1 : tempo 120</text:span></text:p>
          </draw:text-box>
        </draw:frame>
        <draw:line draw:style-name="gr18" draw:text-style-name="P2" draw:layer="layout" svg:x1="12.3cm" svg:y1="19.344cm" svg:x2="14.3cm" svg:y2="19.344cm">
          <text:p/>
        </draw:line>
        <draw:line draw:style-name="gr10" draw:text-style-name="P2" draw:layer="layout" svg:x1="15.793cm" svg:y1="17.052cm" svg:x2="15.793cm" svg:y2="20.602cm">
          <text:p/>
        </draw:line>
        <draw:line draw:style-name="gr10" draw:text-style-name="P7" draw:layer="layout" svg:x1="19.793cm" svg:y1="17.052cm" svg:x2="19.793cm" svg:y2="20.602cm">
          <text:p/>
        </draw:line>
        <draw:line draw:style-name="gr10" draw:text-style-name="P7" draw:layer="layout" svg:x1="17.792cm" svg:y1="17.102cm" svg:x2="17.792cm" svg:y2="20.652cm">
          <text:p/>
        </draw:line>
        <draw:line draw:style-name="gr18" draw:text-style-name="P2" draw:layer="layout" svg:x1="17.792cm" svg:y1="19.045cm" svg:x2="23.5cm" svg:y2="19.045cm">
          <text:p/>
        </draw:line>
        <draw:line draw:style-name="gr16" draw:text-style-name="P5" draw:layer="layout" svg:x1="15.833cm" svg:y1="19.793cm" svg:x2="17.742cm" svg:y2="19.802cm">
          <text:p text:style-name="P4"><text:span text:style-name="T2"/></text:p>
          <text:p text:style-name="P4"><text:span text:style-name="T2">2</text:span></text:p>
        </draw:line>
        <draw:line draw:style-name="gr18" draw:text-style-name="P2" draw:layer="layout" svg:x1="19.85cm" svg:y1="18.05cm" svg:x2="23.5cm" svg:y2="18.1cm">
          <text:p/>
        </draw:line>
        <draw:line draw:style-name="gr18" draw:text-style-name="P2" draw:layer="layout" svg:x1="21.698cm" svg:y1="18.55cm" svg:x2="23.55cm" svg:y2="18.55cm">
          <text:p/>
        </draw:line>
        <draw:line draw:style-name="gr16" draw:text-style-name="P5" draw:layer="layout" svg:x1="17.825cm" svg:y1="19.838cm" svg:x2="19.734cm" svg:y2="19.847cm">
          <text:p text:style-name="P4"><text:span text:style-name="T2"/></text:p>
          <text:p text:style-name="P4"><text:span text:style-name="T2">3</text:span></text:p>
        </draw:line>
        <draw:frame draw:style-name="gr50" draw:text-style-name="P18" draw:layer="layout" svg:width="4.075cm" svg:height="0.725cm" svg:x="16.025cm" svg:y="16.725cm">
          <draw:text-box>
            <text:p><text:span text:style-name="T11">Aléa 2 : tempo 160</text:span></text:p>
          </draw:text-box>
        </draw:frame>
        <draw:line draw:style-name="gr18" draw:text-style-name="P2" draw:layer="layout" svg:x1="15.8cm" svg:y1="19.35cm" svg:x2="23.5cm" svg:y2="19.35cm">
          <text:p/>
        </draw:line>
        <draw:line draw:style-name="gr16" draw:text-style-name="P5" draw:layer="layout" svg:x1="19.841cm" svg:y1="19.841cm" svg:x2="21.75cm" svg:y2="19.85cm">
          <text:p text:style-name="P4"><text:span text:style-name="T2"/></text:p>
          <text:p text:style-name="P4"><text:span text:style-name="T2">5</text:span></text:p>
        </draw:line>
        <draw:line draw:style-name="gr10" draw:text-style-name="P7" draw:layer="layout" svg:x1="21.693cm" svg:y1="17.052cm" svg:x2="21.693cm" svg:y2="20.602cm">
          <text:p/>
        </draw:line>
        <draw:line draw:style-name="gr16" draw:text-style-name="P5" draw:layer="layout" svg:x1="21.733cm" svg:y1="19.886cm" svg:x2="23.642cm" svg:y2="19.895cm">
          <text:p text:style-name="P4"><text:span text:style-name="T2"/></text:p>
          <text:p text:style-name="P4"><text:span text:style-name="T2">10</text:span></text:p>
        </draw:line>
        <draw:line draw:style-name="gr10" draw:text-style-name="P7" draw:layer="layout" svg:x1="23.493cm" svg:y1="17.052cm" svg:x2="23.493cm" svg:y2="20.602cm">
          <text:p/>
        </draw:line>
        <draw:g>
          <draw:custom-shape draw:style-name="gr44" draw:text-style-name="P16" draw:layer="layout" svg:width="1.812cm" svg:height="0.339cm" svg:x="5.45cm" svg:y="14.038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5.488cm" svg:y1="14.188cm" svg:x2="7.3cm" svg:y2="14.188cm">
            <text:p/>
          </draw:line>
        </draw:g>
        <draw:frame draw:style-name="gr14" draw:text-style-name="P1" draw:layer="layout" svg:width="2.7cm" svg:height="0.569cm" svg:x="2.1cm" svg:y="15.982cm">
          <draw:text-box>
            <text:p><text:span text:style-name="T1">Transposition</text:span></text:p>
          </draw:text-box>
        </draw:frame>
        <draw:line draw:style-name="gr23" draw:text-style-name="P2" draw:layer="layout" svg:x1="5.628cm" svg:y1="16.236cm" svg:x2="7.201cm" svg:y2="16.211cm">
          <text:p text:style-name="P4"><text:span text:style-name="T4"/></text:p>
          <text:p text:style-name="P4"><text:span text:style-name="T4"/></text:p>
          <text:p text:style-name="P4"><text:span text:style-name="T4">Piano à chaque tick </text:span></text:p>
          <text:p text:style-name="P4"><text:span text:style-name="T4">+1 % 6</text:span></text:p>
        </draw:line>
        <draw:line draw:style-name="gr10" draw:text-style-name="P2" draw:layer="layout" svg:x1="6.648cm" svg:y1="13.15cm" svg:x2="6.648cm" svg:y2="15.7cm">
          <text:p/>
        </draw:line>
        <draw:g>
          <draw:custom-shape draw:style-name="gr44" draw:text-style-name="P16" draw:layer="layout" svg:width="1.812cm" svg:height="0.339cm" svg:x="7.25cm" svg:y="13.226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7.288cm" svg:y1="13.376cm" svg:x2="9.1cm" svg:y2="13.376cm">
            <text:p/>
          </draw:line>
        </draw:g>
        <draw:line draw:style-name="gr16" draw:text-style-name="P5" draw:layer="layout" svg:x1="5.491cm" svg:y1="15.141cm" svg:x2="7.65cm" svg:y2="15.15cm">
          <text:p text:style-name="P4"><text:span text:style-name="T2"/></text:p>
          <text:p text:style-name="P4"><text:span text:style-name="T2">3</text:span></text:p>
        </draw:line>
        <draw:g>
          <draw:custom-shape draw:style-name="gr44" draw:text-style-name="P16" draw:layer="layout" svg:width="1.812cm" svg:height="0.339cm" svg:x="7.65cm" svg:y="13.614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7.688cm" svg:y1="13.764cm" svg:x2="9.5cm" svg:y2="13.764cm">
            <text:p/>
          </draw:line>
        </draw:g>
        <draw:line draw:style-name="gr16" draw:text-style-name="P5" draw:layer="layout" svg:x1="5.483cm" svg:y1="15.777cm" svg:x2="9.95cm" svg:y2="15.75cm">
          <text:p text:style-name="P4"><text:span text:style-name="T2"/></text:p>
          <text:p text:style-name="P4"><text:span text:style-name="T2">7</text:span></text:p>
        </draw:line>
        <draw:line draw:style-name="gr10" draw:text-style-name="P2" draw:layer="layout" svg:x1="9.948cm" svg:y1="13.05cm" svg:x2="9.948cm" svg:y2="16.1cm">
          <text:p/>
        </draw:line>
        <draw:line draw:style-name="gr16" draw:text-style-name="P5" draw:layer="layout" svg:x1="9.975cm" svg:y1="15.813cm" svg:x2="14.442cm" svg:y2="15.786cm">
          <text:p text:style-name="P4"><text:span text:style-name="T2"/></text:p>
          <text:p text:style-name="P4"><text:span text:style-name="T2">7</text:span></text:p>
        </draw:line>
        <draw:line draw:style-name="gr10" draw:text-style-name="P2" draw:layer="layout" svg:x1="14.448cm" svg:y1="13.05cm" svg:x2="14.448cm" svg:y2="16.1cm">
          <text:p/>
        </draw:line>
        <draw:g>
          <draw:custom-shape draw:style-name="gr51" draw:text-style-name="P16" draw:layer="layout" svg:width="4.408cm" svg:height="0.339cm" svg:x="9.95cm" svg:y="14.414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0.042cm" svg:y1="14.564cm" svg:x2="14.45cm" svg:y2="14.564cm">
            <text:p/>
          </draw:line>
        </draw:g>
        <draw:g>
          <draw:custom-shape draw:style-name="gr51" draw:text-style-name="P16" draw:layer="layout" svg:width="4.408cm" svg:height="0.339cm" svg:x="9.95cm" svg:y="14.802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0.042cm" svg:y1="14.952cm" svg:x2="14.45cm" svg:y2="14.952cm">
            <text:p/>
          </draw:line>
        </draw:g>
        <draw:g>
          <draw:custom-shape draw:style-name="gr51" draw:text-style-name="P16" draw:layer="layout" svg:width="4.408cm" svg:height="0.339cm" svg:x="9.95cm" svg:y="13.99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0.042cm" svg:y1="14.14cm" svg:x2="14.45cm" svg:y2="14.14cm">
            <text:p/>
          </draw:line>
        </draw:g>
        <draw:line draw:style-name="gr23" draw:text-style-name="P2" draw:layer="layout" svg:x1="10.027cm" svg:y1="16.175cm" svg:x2="14.45cm" svg:y2="16.15cm">
          <text:p text:style-name="P4"><text:span text:style-name="T4"/></text:p>
          <text:p text:style-name="P4"><text:span text:style-name="T4"/></text:p>
          <text:p text:style-name="P4"><text:span text:style-name="T4">Tous à chaque tick +1 % 6</text:span></text:p>
        </draw:line>
        <draw:custom-shape draw:style-name="gr52" draw:text-style-name="P15" draw:layer="layout" svg:width="0.35cm" svg:height="1.399cm" svg:x="14.548cm" svg:y="13.851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7" draw:text-style-name="P15" draw:layer="layout" svg:width="0.066cm" svg:height="0.899cm" svg:x="15.078cm" svg:y="15.051cm">
          <text:p text:style-name="P4"><text:span text:style-name="T10">o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3" draw:text-style-name="P19" draw:layer="layout" svg:width="7.275cm" svg:height="1.433cm" svg:x="15.465cm" svg:y="14.101cm">
          <draw:text-box>
            <text:p><text:span text:style-name="T12">Session noire : à base de réservoirs</text:span></text:p>
            <text:p><text:span text:style-name="T12">La vision temporelle n’est pas juste </text:span></text:p>
            <text:p><text:span text:style-name="T12">car la durée d’un réservoir n’est pas bornée</text:span></text:p>
          </draw:text-box>
        </draw:frame>
        <draw:g>
          <draw:custom-shape draw:style-name="gr44" draw:text-style-name="P16" draw:layer="layout" svg:width="1.812cm" svg:height="0.339cm" svg:x="17.55cm" svg:y="8.338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7.588cm" svg:y1="8.488cm" svg:x2="19.4cm" svg:y2="8.488cm">
            <text:p/>
          </draw:line>
        </draw:g>
        <draw:g>
          <draw:custom-shape draw:style-name="gr44" draw:text-style-name="P16" draw:layer="layout" svg:width="1.812cm" svg:height="0.339cm" svg:x="17.55cm" svg:y="9.126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7.588cm" svg:y1="9.276cm" svg:x2="19.4cm" svg:y2="9.276cm">
            <text:p/>
          </draw:line>
        </draw:g>
        <draw:line draw:style-name="gr10" draw:text-style-name="P2" draw:layer="layout" svg:x1="19.45cm" svg:y1="5.4cm" svg:x2="19.45cm" svg:y2="12.65cm">
          <text:p/>
        </draw:line>
        <draw:line draw:style-name="gr16" draw:text-style-name="P5" draw:layer="layout" svg:x1="17.614cm" svg:y1="11.814cm" svg:x2="19.214cm" svg:y2="11.814cm">
          <text:p text:style-name="P4"><text:span text:style-name="T2"/></text:p>
          <text:p text:style-name="P4"><text:span text:style-name="T2">5</text:span></text:p>
        </draw:line>
        <draw:custom-shape draw:style-name="gr43" draw:text-style-name="P15" draw:layer="layout" svg:width="0.35cm" svg:height="1.85cm" svg:x="19.548cm" svg:y="8.151cm">
          <text:p text:style-name="P4"><text:span text:style-name="T10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4" draw:text-style-name="P15" draw:layer="layout" svg:width="0.366cm" svg:height="2.899cm" svg:x="20cm" svg:y="9.15cm">
          <text:p text:style-name="P4"><text:span text:style-name="T10">or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5" draw:text-style-name="P20" draw:layer="layout" svg:width="3.25cm" svg:height="0.607cm" svg:x="0.6cm" svg:y="4.9cm">
          <draw:text-box>
            <text:p><text:span text:style-name="T13">Pattern = 16 noires</text:span></text:p>
          </draw:text-box>
        </draw:frame>
        <draw:frame draw:style-name="gr55" draw:text-style-name="P20" draw:layer="layout" svg:width="3.034cm" svg:height="0.607cm" svg:x="0.5cm" svg:y="0.3cm">
          <draw:text-box>
            <text:p><text:span text:style-name="T13">Pattern = 4 noires</text:span></text:p>
          </draw:text-box>
        </draw:frame>
        <draw:frame draw:style-name="gr55" draw:text-style-name="P20" draw:layer="layout" svg:width="3.25cm" svg:height="0.607cm" svg:x="0.6cm" svg:y="12.601cm">
          <draw:text-box>
            <text:p><text:span text:style-name="T13">Pattern = 16 noires</text:span></text:p>
          </draw:text-box>
        </draw:frame>
        <draw:frame draw:style-name="gr55" draw:text-style-name="P20" draw:layer="layout" svg:width="3.25cm" svg:height="0.607cm" svg:x="0.6cm" svg:y="17.102cm">
          <draw:text-box>
            <text:p><text:span text:style-name="T13">Pattern = 16 noires</text:span></text:p>
          </draw:text-box>
        </draw:frame>
        <draw:line draw:style-name="gr16" draw:text-style-name="P5" draw:layer="layout" svg:x1="8.223cm" svg:y1="11.773cm" svg:x2="12.337cm" svg:y2="11.773cm">
          <text:p text:style-name="P4"><text:span text:style-name="T2"/></text:p>
          <text:p text:style-name="P4"><text:span text:style-name="T2">2</text:span></text:p>
        </draw:line>
        <draw:custom-shape draw:style-name="gr56" draw:text-style-name="P15" draw:layer="layout" svg:width="0.23cm" svg:height="1.192cm" svg:x="12.5cm" svg:y="10.85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>o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8" draw:text-style-name="P2" draw:layer="layout" svg:x1="6.45cm" svg:y1="7.5cm" svg:x2="14.121cm" svg:y2="7.5cm">
          <text:p/>
        </draw:line>
        <draw:line draw:style-name="gr16" draw:text-style-name="P5" draw:layer="layout" svg:x1="8.191cm" svg:y1="11.991cm" svg:x2="9.391cm" svg:y2="11.991cm">
          <text:p text:style-name="P4"><text:span text:style-name="T2"/></text:p>
          <text:p text:style-name="P4"><text:span text:style-name="T2">1</text:span></text:p>
        </draw:line>
        <draw:line draw:style-name="gr10" draw:text-style-name="P2" draw:layer="layout" svg:x1="9.35cm" svg:y1="5.4cm" svg:x2="9.35cm" svg:y2="12.65cm">
          <text:p/>
        </draw:line>
        <draw:frame draw:style-name="gr57" draw:text-style-name="P19" draw:layer="layout" svg:width="5.265cm" svg:height="1.433cm" svg:x="23.913cm" svg:y="17.998cm">
          <draw:text-box>
            <text:p><text:span text:style-name="T12">Session jaune : trois scénarios</text:span></text:p>
            <text:p><text:span text:style-name="T12">possibles selon un aléa</text:span></text:p>
            <text:p><text:span text:style-name="T12"/></text:p>
          </draw:text-box>
        </draw:frame>
        <draw:line draw:style-name="gr17" draw:text-style-name="P6" draw:layer="layout" svg:x1="24.748cm" svg:y1="12.612cm" svg:x2="26.039cm" svg:y2="12.594cm">
          <text:p text:style-name="P4"><text:span text:style-name="T3"/></text:p>
          <text:p text:style-name="P4"><text:span text:style-name="T3">1</text:span></text:p>
        </draw:line>
        <draw:frame draw:style-name="gr31" draw:text-style-name="P13" draw:layer="layout" svg:width="2.674cm" svg:height="0.607cm" svg:x="25.875cm" svg:y="12.353cm">
          <draw:text-box>
            <text:p><text:span text:style-name="T8">Counting events</text:span></text:p>
          </draw:text-box>
        </draw:frame>
        <draw:frame draw:style-name="gr58" draw:text-style-name="P21" draw:layer="layout" svg:width="1.692cm" svg:height="0.489cm" svg:x="0.455cm" svg:y="1.025cm">
          <draw:text-box>
            <text:p><text:span text:style-name="T14">Tempo:90</text:span></text:p>
          </draw:text-box>
        </draw:frame>
        <draw:frame draw:style-name="gr58" draw:text-style-name="P21" draw:layer="layout" svg:width="1.692cm" svg:height="0.489cm" svg:x="0.555cm" svg:y="5.625cm">
          <draw:text-box>
            <text:p><text:span text:style-name="T14">Tempo:90</text:span></text:p>
          </draw:text-box>
        </draw:frame>
        <draw:frame draw:style-name="gr58" draw:text-style-name="P21" draw:layer="layout" svg:width="1.598cm" svg:height="0.489cm" svg:x="0.598cm" svg:y="13.38cm">
          <draw:text-box>
            <text:p><text:span text:style-name="T14">Tempo:100</text:span></text:p>
          </draw:text-box>
        </draw:frame>
        <draw:frame draw:style-name="gr58" draw:text-style-name="P21" draw:layer="layout" svg:width="2.112cm" svg:height="0.489cm" svg:x="0.171cm" svg:y="17.846cm">
          <draw:text-box>
            <text:p><text:span text:style-name="T14">Tempo:80 à 16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0:36:24.015000000</meta:creation-date>
    <dc:date>2019-10-29T19:28:21.659000000</dc:date>
    <meta:editing-duration>PT4H31M51S</meta:editing-duration>
    <meta:editing-cycles>68</meta:editing-cycles>
    <meta:generator>LibreOffice/6.0.6.2$Windows_X86_64 LibreOffice_project/0c292870b25a325b5ed35f6b45599d2ea4458e77</meta:generator>
    <meta:print-date>2019-10-25T16:16:36.064000000</meta:print-date>
    <meta:document-statistic meta:object-count="245"/>
  </office:meta>
</office:document-meta>
</file>